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c23" officeooo:paragraph-rsid="001ebc23" style:font-weight-asian="bold" style:font-weight-complex="bold"/>
    </style:style>
    <style:style style:name="P2" style:family="paragraph" style:parent-style-name="Standard">
      <style:text-properties fo:font-weight="bold" officeooo:rsid="00231fbe" officeooo:paragraph-rsid="00231fbe" style:font-weight-asian="bold" style:font-weight-complex="bold"/>
    </style:style>
    <style:style style:name="P3" style:family="paragraph" style:parent-style-name="Standard">
      <style:text-properties fo:font-weight="bold" officeooo:rsid="002106d4" officeooo:paragraph-rsid="00231fbe" style:font-weight-asian="bold" style:font-weight-complex="bold"/>
    </style:style>
    <style:style style:name="P4" style:family="paragraph" style:parent-style-name="Standard">
      <style:text-properties officeooo:rsid="001ebc23" officeooo:paragraph-rsid="001ebc23"/>
    </style:style>
    <style:style style:name="P5" style:family="paragraph" style:parent-style-name="Standard">
      <style:text-properties officeooo:rsid="001ebc23" officeooo:paragraph-rsid="00231fbe"/>
    </style:style>
    <style:style style:name="P6" style:family="paragraph" style:parent-style-name="Standard">
      <style:text-properties officeooo:rsid="001f6986" officeooo:paragraph-rsid="001f6986"/>
    </style:style>
    <style:style style:name="P7" style:family="paragraph" style:parent-style-name="Standard">
      <style:text-properties officeooo:rsid="002106d4" officeooo:paragraph-rsid="002106d4"/>
    </style:style>
    <style:style style:name="P8" style:family="paragraph" style:parent-style-name="Standard">
      <style:text-properties officeooo:paragraph-rsid="00257045"/>
    </style:style>
    <style:style style:name="P9" style:family="paragraph" style:parent-style-name="Standard">
      <style:text-properties officeooo:rsid="0027c75d" officeooo:paragraph-rsid="0027c75d"/>
    </style:style>
    <style:style style:name="P10" style:family="paragraph" style:parent-style-name="Standard">
      <style:text-properties officeooo:rsid="00288725" officeooo:paragraph-rsid="00288725"/>
    </style:style>
    <style:style style:name="P11" style:family="paragraph" style:parent-style-name="Standard">
      <style:text-properties officeooo:rsid="00231fbe" officeooo:paragraph-rsid="00231fbe"/>
    </style:style>
    <style:style style:name="P12" style:family="paragraph" style:parent-style-name="Standard">
      <style:text-properties officeooo:rsid="0028a7c0" officeooo:paragraph-rsid="0028a7c0"/>
    </style:style>
    <style:style style:name="P13" style:family="paragraph" style:parent-style-name="Standard">
      <style:text-properties officeooo:rsid="0027c75d" officeooo:paragraph-rsid="0027c75d"/>
    </style:style>
    <style:style style:name="P14" style:family="paragraph" style:parent-style-name="Standard">
      <style:text-properties fo:font-weight="normal" officeooo:rsid="0027c75d" officeooo:paragraph-rsid="0027c75d" style:font-weight-asian="normal" style:font-weight-complex="normal"/>
    </style:style>
    <style:style style:name="P15" style:family="paragraph" style:parent-style-name="Standard">
      <style:text-properties officeooo:rsid="001f6986" officeooo:paragraph-rsid="00231fbe"/>
    </style:style>
    <style:style style:name="P16" style:family="paragraph" style:parent-style-name="Standard">
      <style:text-properties officeooo:rsid="001f6986" officeooo:paragraph-rsid="0028a7c0"/>
    </style:style>
    <style:style style:name="T1" style:family="text">
      <style:text-properties officeooo:rsid="001cd749"/>
    </style:style>
    <style:style style:name="T2" style:family="text">
      <style:text-properties officeooo:rsid="001f6986"/>
    </style:style>
    <style:style style:name="T3" style:family="text">
      <style:text-properties officeooo:rsid="0022d0b0"/>
    </style:style>
    <style:style style:name="T4" style:family="text">
      <style:text-properties officeooo:rsid="00231fbe"/>
    </style:style>
    <style:style style:name="T5" style:family="text">
      <style:text-properties officeooo:rsid="0027c75d"/>
    </style:style>
    <style:style style:name="T6" style:family="text">
      <style:text-properties officeooo:rsid="00288725"/>
    </style:style>
    <style:style style:name="T7" style:family="text">
      <style:text-properties officeooo:rsid="0028a7c0"/>
    </style:style>
    <style:style style:name="T8" style:family="text">
      <style:text-properties officeooo:rsid="00297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span text:style-name="T1">SPECIFICATION FONCTIONNELLE</text:span></text:p>
      <text:p text:style-name="Standard"><text:tab/><text:tab/><text:tab/><text:tab/><text:tab/><text:span text:style-name="T1">DATA-PROJECTS</text:span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4"/>
      <text:p text:style-name="P12">Page d accueil :</text:p>
      <text:p text:style-name="P11"/>
      <text:p text:style-name="P12">Page avec la carte de la France.</text:p>
      <text:p text:style-name="P9">L’utilisateur clique sur un département <text:span text:style-name="T7">de son choix</text:span>.</text:p>
      <text:p text:style-name="P9"/>
      <text:p text:style-name="P12">Page des départements :</text:p>
      <text:p text:style-name="P12"/>
      <text:p text:style-name="P12">Une vue du département centrée sur la préfecture.</text:p>
      <text:p text:style-name="P12">Marqueurs indiquant l’emplacement des monuments qui ont une photo.</text:p>
      <text:p text:style-name="P12">Groupement des marqueurs si plusieurs photos disponibles pour la même ville.</text:p>
      <text:p text:style-name="P12">Clic sur marqueur provoque l’ouverture d’une fenêtre pressentant les différentes photos du monument présentent dans la base de données.</text:p>
      <text:p text:style-name="P12"/>
      <text:p text:style-name="P12">U<text:span text:style-name="T8">n bouton permet le retour a la page d’accueil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57:06.118615669</meta:creation-date>
    <dc:date>2019-01-10T11:12:35.817000000</dc:date>
    <meta:editing-duration>PT22M56S</meta:editing-duration>
    <meta:editing-cycles>8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1" meta:word-count="82" meta:character-count="546" meta:non-whitespace-character-count="466"/>
  </office:meta>
</office:document-meta>
</file>